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stroke="none" svg:stroke-color="#000000" draw:fill="none" draw:fill-color="#ffffff" fo:min-height="0.6cm"/>
    </style:style>
    <style:style style:name="gr9" style:family="graphic" style:parent-style-name="standard">
      <style:graphic-properties draw:stroke="none" svg:stroke-color="#000000" draw:fill="none" draw:fill-color="#ffffff" fo:min-height="1.1cm"/>
    </style:style>
    <style:style style:name="gr10" style:family="graphic" style:parent-style-name="standard">
      <style:graphic-properties draw:stroke="none" svg:stroke-color="#000000" draw:fill="none" draw:fill-color="#ffffff" fo:min-height="1.3cm"/>
    </style:style>
    <style:style style:name="gr11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2" draw:id="id2" draw:layer="layout" svg:width="4.5cm" svg:height="1.9cm" svg:x="8.1cm" svg:y="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3.7cm" svg:height="1.3cm" svg:x="14.4cm" svg:y="8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7cm" svg:height="1.3cm" svg:x="2.8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5cm" svg:height="1.9cm" svg:x="8.1cm" svg:y="10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4.5cm" svg:height="1.9cm" svg:x="8.1cm" svg:y="1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line-skew="-0.299cm" svg:x1="4.65cm" svg:y1="8.8cm" svg:x2="10.35cm" svg:y2="5.4cm" draw:start-shape="id1" draw:start-glue-point="0" draw:end-shape="id2" draw:end-glue-point="4" svg:d="M4650 8800v-4200h5700v800" svg:viewBox="0 0 5701 4201">
          <text:p/>
        </draw:connector>
        <draw:connector draw:style-name="gr2" draw:text-style-name="P1" draw:layer="layout" svg:x1="8.1cm" svg:y1="6.35cm" svg:x2="6.5cm" svg:y2="9.45cm" draw:start-shape="id2" draw:start-glue-point="5" draw:end-shape="id1" draw:end-glue-point="1" svg:d="M8100 6350h-800v3100h-800" svg:viewBox="0 0 1601 3101">
          <text:p/>
        </draw:connector>
        <draw:connector draw:style-name="gr2" draw:text-style-name="P1" draw:layer="layout" svg:x1="8.1cm" svg:y1="11.55cm" svg:x2="4.65cm" svg:y2="10.1cm" draw:start-shape="id3" draw:start-glue-point="5" draw:end-shape="id1" draw:end-glue-point="2" svg:d="M8100 11550h-3450v-1450" svg:viewBox="0 0 3451 1451">
          <text:p/>
        </draw:connector>
        <draw:connector draw:style-name="gr2" draw:text-style-name="P1" draw:layer="layout" svg:x1="10.35cm" svg:y1="7.3cm" svg:x2="10.35cm" svg:y2="10.6cm" draw:start-shape="id2" draw:start-glue-point="6" draw:end-shape="id3" draw:end-glue-point="4" svg:d="M10350 7300v3300" svg:viewBox="0 0 1 3301">
          <text:p/>
        </draw:connector>
        <draw:connector draw:style-name="gr2" draw:text-style-name="P1" draw:layer="layout" draw:line-skew="0cm -0.399cm" svg:x1="10.35cm" svg:y1="16.5cm" svg:x2="2.8cm" svg:y2="9.45cm" draw:start-shape="id4" draw:start-glue-point="6" draw:end-shape="id1" draw:end-glue-point="3" svg:d="M10350 16500v502h-8450v-7552h900" svg:viewBox="0 0 8451 7553">
          <text:p/>
        </draw:connector>
        <draw:connector draw:style-name="gr2" draw:text-style-name="P1" draw:layer="layout" draw:line-skew="-0.199cm -0.499cm" svg:x1="10.35cm" svg:y1="14.6cm" svg:x2="8.1cm" svg:y2="15.55cm" draw:start-shape="id4" draw:start-glue-point="4" draw:end-shape="id4" draw:end-glue-point="5" svg:d="M10350 14600v-700h-3250v1650h1000" svg:viewBox="0 0 3251 1651">
          <text:p/>
        </draw:connector>
        <draw:connector draw:style-name="gr2" draw:text-style-name="P1" draw:layer="layout" draw:line-skew="0.198cm 0.298cm" svg:x1="10.35cm" svg:y1="12.5cm" svg:x2="12.6cm" svg:y2="11.55cm" draw:start-shape="id3" draw:start-glue-point="6" draw:end-shape="id3" draw:end-glue-point="7" svg:d="M10350 12500v700h3050v-1650h-800" svg:viewBox="0 0 3051 1651">
          <text:p/>
        </draw:connector>
        <draw:connector draw:style-name="gr2" draw:text-style-name="P1" draw:layer="layout" svg:x1="12.6cm" svg:y1="6.35cm" svg:x2="16.25cm" svg:y2="8.7cm" draw:start-shape="id2" draw:start-glue-point="7" draw:end-shape="id5" draw:end-glue-point="0" svg:d="M12600 6350h3650v2350" svg:viewBox="0 0 3651 2351">
          <text:p/>
        </draw:connector>
        <draw:connector draw:style-name="gr2" draw:text-style-name="P1" draw:layer="layout" svg:x1="16.25cm" svg:y1="10cm" svg:x2="12.6cm" svg:y2="15.55cm" draw:start-shape="id5" draw:start-glue-point="2" draw:end-shape="id4" draw:end-glue-point="7" svg:d="M16250 10000v5550h-3650" svg:viewBox="0 0 3651 5551">
          <text:p/>
        </draw:connector>
        <draw:frame draw:style-name="gr3" draw:layer="layout" svg:width="1.8cm" svg:height="0.962cm" svg:x="9.514cm" svg:y="5.925cm">
          <draw:text-box>
            <text:p>ZAČ</text:p>
          </draw:text-box>
        </draw:frame>
        <draw:frame draw:style-name="gr4" draw:layer="layout" svg:width="2cm" svg:height="1.25cm" svg:x="9.4cm" svg:y="11.1cm">
          <draw:text-box>
            <text:p>REG</text:p>
          </draw:text-box>
        </draw:frame>
        <draw:frame draw:style-name="gr5" draw:layer="layout" svg:width="2.6cm" svg:height="1cm" svg:x="9.1cm" svg:y="15.1cm">
          <draw:text-box>
            <text:p>ČEKEJ</text:p>
          </draw:text-box>
        </draw:frame>
        <draw:frame draw:style-name="gr6" draw:layer="layout" svg:width="2.4cm" svg:height="0.962cm" svg:x="15cm" svg:y="8.9cm">
          <draw:text-box>
            <text:p>OTOČ</text:p>
          </draw:text-box>
        </draw:frame>
        <draw:frame draw:style-name="gr6" draw:layer="layout" svg:width="2.3cm" svg:height="0.962cm" svg:x="3.5cm" svg:y="9cm">
          <draw:text-box>
            <text:p>STOP</text:p>
          </draw:text-box>
        </draw:frame>
        <draw:frame draw:style-name="gr7" draw:text-style-name="P2" draw:layer="layout" svg:width="2.9cm" svg:height="1.361cm" svg:x="10.5cm" svg:y="8.3cm">
          <draw:text-box>
            <text:p text:style-name="P2"><text:span text:style-name="T1">Místo vepředu</text:span></text:p>
          </draw:text-box>
        </draw:frame>
        <draw:frame draw:style-name="gr7" draw:text-style-name="P2" draw:layer="layout" svg:width="2.9cm" svg:height="1.361cm" svg:x="11.3cm" svg:y="11.9cm">
          <draw:text-box>
            <text:p text:style-name="P2"><text:span text:style-name="T1">Místo vepředu</text:span></text:p>
          </draw:text-box>
        </draw:frame>
        <draw:frame draw:style-name="gr8" draw:text-style-name="P2" draw:layer="layout" svg:width="4.5cm" svg:height="0.85cm" svg:x="4.9cm" svg:y="10.65cm">
          <draw:text-box>
            <text:p text:style-name="P2"><text:span text:style-name="T1">Není místo</text:span></text:p>
          </draw:text-box>
        </draw:frame>
        <draw:frame draw:style-name="gr9" draw:text-style-name="P2" draw:layer="layout" svg:width="6.4cm" svg:height="1.361cm" svg:x="12.4cm" svg:y="4.839cm">
          <draw:text-box>
            <text:p text:style-name="P2"><text:span text:style-name="T1">Vepředu není místo ale na stranách je</text:span></text:p>
          </draw:text-box>
        </draw:frame>
        <draw:frame draw:style-name="gr10" draw:text-style-name="P2" draw:layer="layout" svg:width="2.9cm" svg:height="1.55cm" svg:x="7.1cm" svg:y="13.95cm">
          <draw:text-box>
            <text:p text:style-name="P2"><text:span text:style-name="T1">Není otočený</text:span></text:p>
          </draw:text-box>
        </draw:frame>
        <draw:frame draw:style-name="gr5" draw:text-style-name="P2" draw:layer="layout" svg:width="4.1cm" svg:height="1cm" svg:x="5.4cm" svg:y="16cm">
          <draw:text-box>
            <text:p text:style-name="P2"><text:span text:style-name="T1">Je otočený</text:span></text:p>
          </draw:text-box>
        </draw:frame>
        <draw:frame draw:style-name="gr11" draw:text-style-name="P2" draw:layer="layout" svg:width="3.6cm" svg:height="1.6cm" svg:x="7.354cm" svg:y="7.439cm">
          <draw:text-box>
            <text:p text:style-name="P2"><text:span text:style-name="T1">Nikde není mís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1T15:53:05.008345323</meta:creation-date>
    <dc:date>2015-04-11T16:12:05.804456908</dc:date>
    <meta:editing-duration>PT9M47S</meta:editing-duration>
    <meta:editing-cycles>2</meta:editing-cycles>
    <meta:generator>LibreOffice/4.2.7.2$Linux_X86_64 LibreOffice_project/420m0$Build-2</meta:generator>
    <meta:document-statistic meta:object-count="26"/>
  </office:meta>
</office:document-meta>
</file>